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194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30.748cm" style:use-optimal-column-width="false"/>
    </style:style>
    <style:style style:name="ro1" style:family="table-row">
      <style:table-row-properties style:row-height="15.535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justify" fo:text-align-last="justify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justify" fo:text-align-last="justify" style:text-autospace="none" loext:tab-stop-distance="0cm" style:writing-mode="rl-tb">
        <style:tab-stops/>
      </style:paragraph-properties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fo:text-align-last="justify" style:text-autospace="none" loext:tab-stop-distance="0cm" style:writing-mode="rl-tb">
        <style:tab-stops/>
      </style:paragraph-properties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Alvi Nastaleeq" fo:font-size="200pt" style:font-name-asian="Calibri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0.608cm" svg:height="190.90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عباس تیرا حق ہے زمانہ تجھے روئے</text:span><text:span text:style-name="T1"><text:line-break/></text:span><text:span text:style-name="T1">جب شام و سحر فاطمہ زہرا تجھے روئے</text:span></text:p>
              </table:table-cell>
              <table:table-cell table:style-name="ce2"/>
              <table:table-cell table:style-name="ce3">
                <text:p text:style-name="P2"><text:span text:style-name="T2">abbas tera haq hai zamana tujhe roye</text:span><text:span text:style-name="T2"><text:line-break/></text:span><text:span text:style-name="T2">jab sham o sahar fatema zah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درّہ لئے پہرے پہ ستمگار کھڑا ہے</text:span><text:span text:style-name="T3"><text:line-break/></text:span><text:span text:style-name="T3">کیسے تیرے لاشے پہ سکینہ تجھے روئے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durra liye pehre pe sitamgaar khada hai</text:span><text:span text:style-name="T2"><text:line-break/></text:span><text:span text:style-name="T2">Kaise tere laashe pe saki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جس وقت اٹھایا نہ گیا لاشہ جواں کا</text:span><text:span text:style-name="T3"><text:line-break/></text:span><text:span text:style-name="T3">شہ اس گھڑی اکبر سے زیادہ تجھے روئے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jis waqt uthaya na gaya laasha jawan ka</text:span><text:span text:style-name="T2"><text:line-break/></text:span><text:span text:style-name="T2">sheh us ghadi akbar se zyad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زینب نے کہا شامِ غریباں میں اے غازی</text:span><text:span text:style-name="T3"><text:line-break/></text:span><text:span text:style-name="T3">بے پردہ مجھے دیکھ کے بابا تجھے روئے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zainab ne kaha sham-e-ghariban may ay ghazi</text:span><text:span text:style-name="T2"><text:line-break/></text:span><text:span text:style-name="T2">be-parda mujhe dekh ke bab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سجدے کے لئے جب لیا ہاتھوں کا سہارا</text:span><text:span text:style-name="T3"><text:line-break/></text:span><text:span text:style-name="T3">تو سجاد مصلے پہ ہمیشہ تجھے روئے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sajde ke liye jab liya haathon ka sahara</text:span><text:span text:style-name="T2"><text:line-break/></text:span><text:span text:style-name="T2">to sajjad musalle pe hamesh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بن ہاتھوں کے کس طرح تو گھوڑے سے گرا تھا</text:span><text:span text:style-name="T3"><text:line-break/></text:span><text:span text:style-name="T3">یہ سن کے بہت اہلِ مدینہ تجھے روئے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bin haathon ke kis tarha tu ghode se gira tha</text:span><text:span text:style-name="T2"><text:line-break/></text:span><text:span text:style-name="T2">ye sunke bahot ahle madi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مشکیزہ کہیں، جسم کہیں، ہاتھ کہیں ہے</text:span><text:span text:style-name="T3"><text:line-break/></text:span><text:span text:style-name="T3">جا جا کے کہاں فاطمہ زہرا تجھے روئے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mashkeeza kahin jism kahin haath kahin hai</text:span><text:span text:style-name="T2"><text:line-break/></text:span><text:span text:style-name="T2">jaa jaa ke kahan fatema zah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ارمانِ سکینہ کا تھا جتنا تجھے روتی</text:span><text:span text:style-name="T3"><text:line-break/></text:span><text:span text:style-name="T3">سجاد تیری قبر پہ اتنا تجھے روئے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armaan sakina ka tha jitna tujhe roti</text:span><text:span text:style-name="T2"><text:line-break/></text:span><text:span text:style-name="T2">sajjad teri qabr pe utn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4"><text:span text:style-name="T4">ھ</text:span><text:span text:style-name="T3">اشم کے قمر کیوں نہ تیرا چاہنے والا</text:span><text:span text:style-name="T3"><text:line-break/></text:span><text:span text:style-name="T3">والشمس کا پڑھتے ہوئے سورہ تجھے روئے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hashim ke qamar kyun na tera chahne waala</text:span><text:span text:style-name="T2"><text:line-break/></text:span><text:span text:style-name="T2">wa shams ka padte huwe soora tujhe roye</text:span></text:p>
              </table:table-cell>
            </table:table-row>
            <table:table-row table:style-name="ro1" table:default-cell-style-name="ce3">
              <table:table-cell table:style-name="ce4">
                <text:p text:style-name="P3"><text:span text:style-name="T3">حسرت ہے کہ غازی ہو لہو آنکھوں سے جاری</text:span><text:span text:style-name="T3"><text:line-break/></text:span><text:span text:style-name="T3">یہ میر تکلم کبھی ایسا تجھے روئے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hasrat hai ke ghazi ho lahoo aankh se jaari</text:span><text:span text:style-name="T2"><text:line-break/></text:span><text:span text:style-name="T2">ye mir takallum kabhi aisa tujhe roy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10.61cm" fo:page-height="190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53:14.974306200</dc:date>
    <meta:editing-duration>PT51M9S</meta:editing-duration>
    <meta:editing-cycles>15</meta:editing-cycles>
    <meta:generator>LibreOffice/25.2.4.3$Windows_X86_64 LibreOffice_project/33e196637044ead23f5c3226cde09b47731f7e27</meta:generator>
    <meta:document-statistic meta:object-count="1"/>
  </office:meta>
</office:document-meta>
</file>